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fo:border-top="none" fo:border-bottom="none" fo:border-left="none" fo:border-right="thin solid #CBCBCB" style:vertical-align="middle" fo:background-color="#DBEAFF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none" fo:border-left="none" fo:border-right="thin solid #CBCBCB" style:vertical-align="middle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none" fo:border-right="thin solid #CBCBCB" style:vertical-align="middle" fo:wrap-option="wrap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36">
      <style:table-cell-properties fo:border-top="none" fo:border-bottom="none" fo:border-left="none" fo:border-right="thin solid #CBCBCB" style:vertical-align="middle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Collegamento_32_ipertestuale" style:data-style-name="N0">
      <style:table-cell-properties style:vertical-align="middle" fo:background-color="#EFEFEF" style:cell-protect="protected" style:repeat-content="false"/>
      <style:paragraph-properties fo:text-align="center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fo:border-top="none" fo:border-bottom="thin solid #AAAAAA" fo:border-left="none" fo:border-right="thin solid #CBCBCB" style:vertical-align="middle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AAAAAA" fo:border-left="none" fo:border-right="thin solid #CBCBCB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AAAAAA" fo:border-left="none" fo:border-right="thin solid #CBCBCB" style:vertical-align="middle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AAAAAA" fo:border-left="none" fo:border-right="none" fo:background-color="#FFFFFF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83645833333333cm" style:use-optimal-column-width="true"/>
    </style:style>
    <style:style style:name="co4" style:family="table-column">
      <style:table-column-properties fo:break-before="auto" style:column-width="14.5520833333333cm"/>
    </style:style>
    <style:style style:name="co5" style:family="table-column">
      <style:table-column-properties fo:break-before="auto" style:column-width="6.3764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1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modulo</text:p>
          </table:table-cell>
          <table:table-cell office:value-type="string" table:style-name="ce1">
            <text:p>Codice</text:p>
          </table:table-cell>
          <table:table-cell office:value-type="string" table:style-name="ce1">
            <text:p>Traduzione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office:value-type="string" table:style-name="ce1">
            <text:p>coursepath</text:p>
          </table:table-cell>
          <table:table-cell office:value-type="string" table:style-name="ce1">
            <text:p>_NO_COURSEPATH_FOUND</text:p>
          </table:table-cell>
          <table:table-cell office:value-type="string" table:style-name="ce1">
            <text:p>Nessun percorso formativo trovato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NO_COURSEPATH_SELECTED</text:p>
          </table:table-cell>
          <table:table-cell office:value-type="string" table:style-name="ce1">
            <text:p>Nessun percorso formativo selezionato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certificate</text:p>
          </table:table-cell>
          <table:table-cell office:value-type="string" table:style-name="ce1">
            <text:p>_NEW_AGGREGATED_CERTIFICATE</text:p>
          </table:table-cell>
          <table:table-cell office:value-type="string" table:style-name="ce1">
            <text:p>Nuovo certificato aggregato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MOD_AGGREGATED_CERTIFICATE</text:p>
          </table:table-cell>
          <table:table-cell office:value-type="string" table:style-name="ce1">
            <text:p>Modifica certificato aggregato</text:p>
          </table:table-cell>
          <table:table-cell office:value-type="string" table:style-name="ce1">
            <text:p>Modify aggregated certificate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ASSOCIATES_AGGREGATE_CERTIFICATE</text:p>
          </table:table-cell>
          <table:table-cell office:value-type="string" table:style-name="ce1">
            <text:p>Associazioni certificati aggregati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AGGREGATE_CERTIFICATE_LIST</text:p>
          </table:table-cell>
          <table:table-cell office:value-type="string" table:style-name="ce1">
            <text:p>Lista certificati aggregati</text:p>
          </table:table-cell>
          <table:table-cell office:value-type="string" table:style-name="ce12">
            <text:p>Aggregated certificate list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ASSIGN_AGGREGATE_CERTIFICATE</text:p>
          </table:table-cell>
          <table:table-cell office:value-type="string" table:style-name="ce1">
            <text:p>Assegna certificati aggregati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AGGRETATE_CERTIFICATES_ASSOCIATION_CAPTION</text:p>
          </table:table-cell>
          <table:table-cell office:value-type="string" table:style-name="ce1">
            <text:p>Associazione certificati aggregati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TITLE_AGGREGATED_CERTIFICATES</text:p>
          </table:table-cell>
          <table:table-cell office:value-type="string" table:style-name="ce1">
            <text:p>Certificati aggregati</text:p>
          </table:table-cell>
          <table:table-cell office:value-type="string" table:style-name="ce1">
            <text:p>Aggregated certificates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TITLE_AGGREGATED_CERTIFICATE</text:p>
          </table:table-cell>
          <table:table-cell office:value-type="string" table:style-name="ce1">
            <text:p>Certificato aggregato</text:p>
          </table:table-cell>
          <table:table-cell office:value-type="string" table:style-name="ce1">
            <text:p>Aggregated certificate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"/>
          <table:table-cell office:value-type="string" table:style-name="ce2">
            <text:p>_NEW_ASSOCIATION_AGGRETATE_CERTIFICATE</text:p>
          </table:table-cell>
          <table:table-cell office:value-type="string" table:style-name="ce1">
            <text:p>Nuova associazione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tandard</text:p>
          </table:table-cell>
          <table:table-cell office:value-type="string" table:style-name="ce4">
            <text:p>_COURSEPATHS</text:p>
          </table:table-cell>
          <table:table-cell office:value-type="string" table:style-name="ce5">
            <text:p>Percorsi formativi</text:p>
          </table:table-cell>
          <table:table-cell table:style-name="ce1"/>
          <table:table-cell table:style-name="ce5"/>
          <table:table-cell table:style-name="ce6"/>
          <table:table-cell table:style-name="ce7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8">
            <text:p>standard</text:p>
          </table:table-cell>
          <table:table-cell office:value-type="string" table:style-name="ce9">
            <text:p>_COURSEPATH</text:p>
          </table:table-cell>
          <table:table-cell office:value-type="string" table:style-name="ce10">
            <text:p>Percorso formativo</text:p>
          </table:table-cell>
          <table:table-cell table:style-name="ce1"/>
          <table:table-cell table:number-columns-repeated="3" table:style-name="ce11"/>
          <table:table-cell table:number-columns-repeated="16375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USER_RELEASE</text:p>
          </table:table-cell>
          <table:table-cell office:value-type="string" table:style-name="ce1">
            <text:p>Rilascio del certificato all'utente</text:p>
          </table:table-cell>
          <table:table-cell table:number-columns-repeated="2" table:style-name="ce1"/>
          <table:table-cell table:style-name="ce12"/>
          <table:table-cell table:number-columns-repeated="16376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MODIFY_COURSE_ASSOCIATIONS</text:p>
          </table:table-cell>
          <table:table-cell office:value-type="string" table:style-name="ce1">
            <text:p>Modifica associazioni corso</text:p>
          </table:table-cell>
          <table:table-cell table:number-columns-repeated="16379" table:style-name="ce1"/>
        </table:table-row>
        <table:table-row table:style-name="ro2">
          <table:table-cell table:number-columns-repeated="2"/>
          <table:table-cell table:style-name="ce1"/>
          <table:table-cell office:value-type="string" table:style-name="ce1">
            <text:p>_MODIFY_COURSEPATH_ASSOCIATIONS</text:p>
          </table:table-cell>
          <table:table-cell office:value-type="string" table:style-name="ce1">
            <text:p>Modifica associazioni percorso formativo</text:p>
          </table:table-cell>
          <table:table-cell table:number-columns-repeated="16379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Foglio2" table:style-name="ta2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Foglio3" table:style-name="ta2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37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Collegamento_32_ipertestuale" style:display-name="Collegamento ipertestual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Gregorio Giorgino</meta:initial-creator>
    <dc:creator>Greg Giorgino</dc:creator>
    <meta:creation-date>2019-09-12T09:49:25Z</meta:creation-date>
    <dc:date>2019-11-26T11:47:22Z</dc:date>
    <meta:editing-cycles>9</meta:editing-cycles>
    <meta:editing-duration>PT24124S</meta:editing-duration>
  </office:meta>
</office:document-meta>
</file>